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5" style:family="table-cell">
      <style:table-cell-properties fo:padding="0.0382in" fo:border-left="0.25pt solid #000000" fo:border-right="none" fo:border-top="none" fo:border-bottom="0.25pt solid #000000"/>
    </style:style>
    <style:style style:name="Table1.G5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officeooo:rsid="0019f9f0" officeooo:paragraph-rsid="0019f9f0"/>
    </style:style>
    <style:style style:name="P6" style:family="paragraph" style:parent-style-name="Standard">
      <style:text-properties officeooo:rsid="001eb258" officeooo:paragraph-rsid="001eb258"/>
    </style:style>
    <style:style style:name="P7" style:family="paragraph" style:parent-style-name="Standard">
      <style:text-properties officeooo:rsid="001f8652" officeooo:paragraph-rsid="001f8652"/>
    </style:style>
    <style:style style:name="P8" style:family="paragraph" style:parent-style-name="Standard">
      <style:text-properties officeooo:rsid="001f8652" officeooo:paragraph-rsid="0021476c"/>
    </style:style>
    <style:style style:name="P9" style:family="paragraph" style:parent-style-name="Table_20_Contents">
      <style:text-properties officeooo:rsid="00187753" officeooo:paragraph-rsid="00187753"/>
    </style:style>
    <style:style style:name="P10" style:family="paragraph" style:parent-style-name="Table_20_Contents">
      <style:text-properties officeooo:rsid="0019f9f0" officeooo:paragraph-rsid="0019f9f0"/>
    </style:style>
    <style:style style:name="P11" style:family="paragraph" style:parent-style-name="Table_20_Contents">
      <style:text-properties officeooo:rsid="001e0802" officeooo:paragraph-rsid="001e0802"/>
    </style:style>
    <style:style style:name="P12" style:family="paragraph" style:parent-style-name="Table_20_Contents">
      <style:text-properties officeooo:rsid="001eb258" officeooo:paragraph-rsid="001eb258"/>
    </style:style>
    <style:style style:name="P13" style:family="paragraph" style:parent-style-name="Table_20_Contents">
      <style:text-properties officeooo:rsid="001f8652" officeooo:paragraph-rsid="001f8652"/>
    </style:style>
    <style:style style:name="P14" style:family="paragraph" style:parent-style-name="Table_20_Contents">
      <style:text-properties officeooo:rsid="00225223" officeooo:paragraph-rsid="00225223"/>
    </style:style>
    <style:style style:name="P15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officeooo:rsid="0021476c" officeooo:paragraph-rsid="0021476c"/>
    </style:style>
    <style:style style:name="P17" style:family="paragraph" style:parent-style-name="Standard">
      <style:text-properties officeooo:rsid="001f8652" officeooo:paragraph-rsid="0021476c"/>
    </style:style>
    <style:style style:name="P18" style:family="paragraph" style:parent-style-name="Standard">
      <style:text-properties officeooo:rsid="00225223" officeooo:paragraph-rsid="00225223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23bfb9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5" style:family="text">
      <style:text-properties officeooo:rsid="0019f9f0"/>
    </style:style>
    <style:style style:name="T6" style:family="text">
      <style:text-properties officeooo:rsid="001f8652"/>
    </style:style>
    <style:style style:name="T7" style:family="text">
      <style:text-properties officeooo:rsid="0021476c"/>
    </style:style>
    <style:style style:name="T8" style:family="text">
      <style:text-properties officeooo:rsid="0021d6e9"/>
    </style:style>
    <style:style style:name="T9" style:family="text">
      <style:text-properties officeooo:rsid="00225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3">Date: <text:span text:style-name="T5">12</text:span>/<text:span text:style-name="T8">02</text:span>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</text:span><text:span text:style-name="T3">741-6364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4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9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0">Jason, Jon</text:p>
          </table:table-cell>
          <table:table-cell table:style-name="Table1.A1" office:value-type="string">
            <text:p text:style-name="P10">1hr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<text:span text:style-name="T6">80</text:span>%</text:p>
          </table:table-cell>
          <table:table-cell table:style-name="Table1.A1" office:value-type="string">
            <text:p text:style-name="P11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<text:span text:style-name="T9">2</text:span></text:p>
          </table:table-cell>
          <table:table-cell table:style-name="Table1.A1" office:value-type="string">
            <text:p text:style-name="P12">Jason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80%</text:p>
          </table:table-cell>
          <table:table-cell table:style-name="Table1.A1" office:value-type="string">
            <text:p text:style-name="P12">5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<text:span text:style-name="T9">3</text:span></text:p>
          </table:table-cell>
          <table:table-cell table:style-name="Table1.A1" office:value-type="string">
            <text:p text:style-name="P12">Jon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>35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5" office:value-type="string">
            <text:p text:style-name="P13">Task<text:span text:style-name="T9">4</text:span></text:p>
          </table:table-cell>
          <table:table-cell table:style-name="Table1.A5" office:value-type="string">
            <text:p text:style-name="P13">Jason, Jon</text:p>
          </table:table-cell>
          <table:table-cell table:style-name="Table1.A5" office:value-type="string">
            <text:p text:style-name="P13">3</text:p>
          </table:table-cell>
          <table:table-cell table:style-name="Table1.A5" office:value-type="string">
            <text:p text:style-name="P13">4</text:p>
          </table:table-cell>
          <table:table-cell table:style-name="Table1.A5" office:value-type="string">
            <text:p text:style-name="P13">60%</text:p>
          </table:table-cell>
          <table:table-cell table:style-name="Table1.A5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</table:table-row>
        <table:table-row table:style-name="Table1.1">
          <table:table-cell table:style-name="Table1.A5" office:value-type="string">
            <text:p text:style-name="P13">Task<text:span text:style-name="T9">5</text:span></text:p>
          </table:table-cell>
          <table:table-cell table:style-name="Table1.A5" office:value-type="string">
            <text:p text:style-name="P13">Jason</text:p>
          </table:table-cell>
          <table:table-cell table:style-name="Table1.A5" office:value-type="string">
            <text:p text:style-name="P14">6</text:p>
          </table:table-cell>
          <table:table-cell table:style-name="Table1.A5" office:value-type="string">
            <text:p text:style-name="P13">5</text:p>
          </table:table-cell>
          <table:table-cell table:style-name="Table1.A5" office:value-type="string">
            <text:p text:style-name="P14">50%</text:p>
          </table:table-cell>
          <table:table-cell table:style-name="Table1.A5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</table:table-row>
      </table:table>
      <text:p text:style-name="Standard"/>
      <text:p text:style-name="P5">Task1: Research installation requirements for Laravel on Ubuntu 18.04LT</text:p>
      <text:p text:style-name="P5"/>
      <text:p text:style-name="P6">Task<text:span text:style-name="T9">2</text:span>: Collect requirements for installation of Laravel</text:p>
      <text:p text:style-name="P6"/>
      <text:p text:style-name="P6">Task<text:span text:style-name="T9">3</text:span>: Look into Laravel built in unit testing</text:p>
      <text:p text:style-name="P6"/>
      <text:p text:style-name="P7">Task<text:span text:style-name="T9">4:</text:span> Look into current database structure</text:p>
      <text:p text:style-name="P8"/>
      <text:p text:style-name="P18">Task5: Getting Laravel to work with new git pull directories.</text:p>
      <text:p text:style-name="P8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19-12-10T17:21:46.601896104</dc:date>
    <meta:editing-cycles>15</meta:editing-cycles>
    <meta:editing-duration>PT43M</meta:editing-duration>
    <meta:generator>LibreOffice/6.0.7.3$Linux_X86_64 LibreOffice_project/00m0$Build-3</meta:generator>
    <meta:document-statistic meta:table-count="1" meta:image-count="0" meta:object-count="0" meta:page-count="1" meta:paragraph-count="48" meta:word-count="101" meta:character-count="622" meta:non-whitespace-character-count="562"/>
  </office:meta>
</office:document-meta>
</file>